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 ARWDMR+TimesNewRomanPSMT-Identity-H1" svg:font-family="ARWDMR+TimesNewRomanPSMT-Identity-H" style:font-family-generic="roman"/>
    <style:font-face style:name=" XTGOBV+SimSun-Identity-H1" svg:font-family="XTGOBV+SimSun-Identity-H" style:font-family-generic="roman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 ARWDMR+TimesNewRomanPSMT-Identity-H" svg:font-family="ARWDMR+TimesNewRomanPSMT-Identity-H" style:font-family-generic="roman" style:font-pitch="variable"/>
    <style:font-face style:name=" XTGOBV+SimSun-Identity-H" svg:font-family="XTGOBV+SimSun-Identity-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7813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2.25in"/>
    </style:style>
    <style:style style:name="Table7.D" style:family="table-column">
      <style:table-column-properties style:column-width="1.0729in"/>
    </style:style>
    <style:style style:name="Table7.E" style:family="table-column">
      <style:table-column-properties style:column-width="2.0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0" style:family="table-row">
      <style:table-row-properties style:min-row-height="0.4924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rebuchet MS" fo:font-size="10pt" style:font-name-asian="DejaVu Sans Mono" style:font-size-asian="10pt" style:font-name-complex="FreeSans" style:font-size-complex="10pt"/>
    </style:style>
    <style:style style:name="P2" style:family="paragraph" style:parent-style-name="Standard"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3" style:family="paragraph" style:parent-style-name="Standard">
      <style:text-properties style:font-name="Trebuchet MS" fo:font-size="10pt" officeooo:paragraph-rsid="001a0724" style:font-name-asian="DejaVu Sans Mono" style:font-size-asian="10pt" style:font-name-complex="FreeSans" style:font-size-complex="10pt"/>
    </style:style>
    <style:style style:name="P4" style:family="paragraph" style:parent-style-name="Standard">
      <style:text-properties style:font-name="Trebuchet MS" fo:font-size="10pt" officeooo:paragraph-rsid="001ba9d2" style:font-name-asian="DejaVu Sans Mono" style:font-size-asian="10pt" style:font-name-complex="FreeSans" style:font-size-complex="10pt"/>
    </style:style>
    <style:style style:name="P5" style:family="paragraph" style:parent-style-name="Standard">
      <style:text-properties style:font-name="Trebuchet MS" fo:font-size="10pt" officeooo:paragraph-rsid="001d4a14" style:font-name-asian="DejaVu Sans Mono" style:font-size-asian="10pt" style:font-name-complex="FreeSans" style:font-size-complex="10pt"/>
    </style:style>
    <style:style style:name="P6" style:family="paragraph" style:parent-style-name="Standard">
      <style:text-properties style:font-name="Trebuchet MS" fo:font-size="10pt" fo:language="en" fo:country="none" style:font-name-asian="DejaVu Sans Mono" style:font-size-asian="10pt" style:font-name-complex="FreeSans" style:font-size-complex="10pt"/>
    </style:style>
    <style:style style:name="P7" style:family="paragraph" style:parent-style-name="Standard">
      <style:text-properties style:font-name="Trebuchet MS" fo:font-size="10pt" fo:language="en" fo:country="none" style:font-size-asian="10pt" style:font-size-complex="10pt"/>
    </style:style>
    <style:style style:name="P8" style:family="paragraph" style:parent-style-name="Standard">
      <style:text-properties style:font-name="Trebuchet MS" fo:font-size="10pt" fo:language="en" fo:country="none" officeooo:paragraph-rsid="001ba9d2" style:font-size-asian="10pt" style:font-size-complex="10pt"/>
    </style:style>
    <style:style style:name="P9" style:family="paragraph" style:parent-style-name="Standard">
      <style:text-properties style:font-name="Trebuchet MS" fo:font-size="10pt" fo:language="en" fo:country="none" officeooo:paragraph-rsid="001d4a14" style:font-size-asian="10pt" style:font-size-complex="10pt"/>
    </style:style>
    <style:style style:name="P10" style:family="paragraph" style:parent-style-name="Standard">
      <style:text-properties style:font-name="Trebuchet MS" fo:font-size="10pt" officeooo:paragraph-rsid="001a0724" style:font-size-asian="10pt" style:font-size-complex="10pt"/>
    </style:style>
    <style:style style:name="P11" style:family="paragraph" style:parent-style-name="Standard">
      <style:text-properties style:font-name="Trebuchet MS" fo:font-size="10pt" officeooo:paragraph-rsid="001ba9d2" style:font-size-asian="10pt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Trebuchet MS" fo:font-size="10pt" style:font-name-asian="DejaVu Sans Mono" style:font-size-asian="10pt" style:font-name-complex="FreeSans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Trebuchet MS" fo:font-size="10pt" style:font-name-asian="DejaVu Sans Mono" style:font-size-asian="10pt" style:font-name-complex="FreeSans" style:font-size-complex="10pt"/>
    </style:style>
    <style:style style:name="P14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15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16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17" style:family="paragraph" style:parent-style-name="Standard" style:master-page-name="Standard">
      <style:paragraph-properties style:page-number="auto"/>
      <style:text-properties style:font-name="Trebuchet MS" fo:font-size="10pt" style:font-name-asian="DejaVu Sans Mono" style:font-size-asian="10pt" style:font-name-complex="FreeSans" style:font-size-complex="10pt"/>
    </style:style>
    <style:style style:name="P18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19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0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1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2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3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4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5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6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7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8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29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0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1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2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3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4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5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6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7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8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39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40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41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42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43" style:family="paragraph" style:parent-style-name="Standard" style:master-page-name="Standard">
      <style:paragraph-properties style:page-number="auto"/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44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45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46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47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48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49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50" style:family="paragraph" style:parent-style-name="Standard" style:master-page-name="Standard">
      <style:paragraph-properties style:page-number="auto"/>
      <style:text-properties style:font-name="Trebuchet MS" fo:font-size="10pt" officeooo:paragraph-rsid="001e2c37" style:font-name-asian="DejaVu Sans Mono" style:font-size-asian="10pt" style:font-name-complex="FreeSans" style:font-size-complex="10pt"/>
    </style:style>
    <style:style style:name="P51" style:family="paragraph" style:parent-style-name="Preformatted_20_Text">
      <style:text-properties style:font-name="Trebuchet MS" fo:font-size="10pt" style:font-size-asian="10pt" style:font-size-complex="10pt"/>
    </style:style>
    <style:style style:name="P52" style:family="paragraph" style:parent-style-name="Preformatted_20_Text">
      <style:text-properties style:font-name="Trebuchet MS" fo:font-size="10pt" officeooo:paragraph-rsid="001ba9d2" style:font-size-asian="10pt" style:font-size-complex="10pt"/>
    </style:style>
    <style:style style:name="P53" style:family="paragraph" style:parent-style-name="Preformatted_20_Text">
      <style:text-properties style:font-name="Trebuchet MS" fo:font-size="10pt" officeooo:paragraph-rsid="001d4a14" style:font-size-asian="10pt" style:font-size-complex="10pt"/>
    </style:style>
    <style:style style:name="P54" style:family="paragraph" style:parent-style-name="Table_20_Contents">
      <style:text-properties style:font-name="DejaVu Sans Mono" fo:font-size="10pt" style:font-name-asian="DejaVu Sans Mono" style:font-size-asian="10pt" style:font-name-complex="FreeSans" style:font-size-complex="10pt"/>
    </style:style>
    <style:style style:name="P55" style:family="paragraph" style:parent-style-name="Table_20_Contents">
      <style:text-properties style:font-name="Trebuchet MS" fo:font-size="10pt" style:font-name-asian="DejaVu Sans Mono" style:font-size-asian="10pt" style:font-name-complex="FreeSans" style:font-size-complex="10pt"/>
    </style:style>
    <style:style style:name="P56" style:family="paragraph" style:parent-style-name="Table_20_Contents">
      <style:text-properties style:font-name="Trebuchet MS" fo:font-size="10pt" officeooo:paragraph-rsid="001d91f4" style:font-name-asian="DejaVu Sans Mono" style:font-size-asian="10pt" style:font-name-complex="FreeSans" style:font-size-complex="10pt"/>
    </style:style>
    <style:style style:name="P57" style:family="paragraph" style:parent-style-name="Table_20_Contents">
      <style:text-properties style:font-name="Trebuchet MS" fo:font-size="10pt" officeooo:paragraph-rsid="001ecc2a" style:font-name-asian="DejaVu Sans Mono" style:font-size-asian="10pt" style:font-name-complex="FreeSans" style:font-size-complex="10pt"/>
    </style:style>
    <style:style style:name="P58" style:family="paragraph" style:parent-style-name="Table_20_Contents">
      <style:text-properties style:font-name="Trebuchet MS" fo:font-size="10pt" officeooo:paragraph-rsid="001a0724" style:font-size-asian="10pt" style:font-size-complex="10pt"/>
    </style:style>
    <style:style style:name="T1" style:family="text">
      <style:text-properties officeooo:rsid="001a0724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officeooo:rsid="001a0724"/>
    </style:style>
    <style:style style:name="T4" style:family="text">
      <style:text-properties fo:language="en" fo:country="none" officeooo:rsid="001ba9d2"/>
    </style:style>
    <style:style style:name="T5" style:family="text">
      <style:text-properties fo:language="en" fo:country="none" officeooo:rsid="001d4a14"/>
    </style:style>
    <style:style style:name="T6" style:family="text">
      <style:text-properties fo:language="en" fo:country="none" officeooo:rsid="001d91f4"/>
    </style:style>
    <style:style style:name="T7" style:family="text">
      <style:text-properties fo:language="en" fo:country="none" officeooo:rsid="001e2c37"/>
    </style:style>
    <style:style style:name="T8" style:family="text">
      <style:text-properties fo:language="en" fo:country="none" officeooo:rsid="001ecc2a"/>
    </style:style>
    <style:style style:name="T9" style:family="text">
      <style:text-properties fo:language="en" fo:country="none" officeooo:rsid="001a0724" style:font-name-asian="DejaVu Sans Mono" style:font-name-complex="FreeSans"/>
    </style:style>
    <style:style style:name="T10" style:family="text">
      <style:text-properties style:font-name=" XTGOBV+SimSun-Identity-H1" fo:font-size="12pt" style:font-size-asian="12pt"/>
    </style:style>
    <style:style style:name="T11" style:family="text">
      <style:text-properties style:font-name=" XTGOBV+SimSun-Identity-H1" fo:font-size="12pt" officeooo:rsid="001e2c37" style:font-size-asian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1d91f4" style:font-size-asian="12pt"/>
    </style:style>
    <style:style style:name="T14" style:family="text">
      <style:text-properties fo:font-size="12pt" officeooo:rsid="001e2c37" style:font-size-asian="12pt"/>
    </style:style>
    <style:style style:name="T15" style:family="text">
      <style:text-properties style:font-name="DejaVu Sans Mono" fo:font-size="10pt" officeooo:rsid="001a0724" style:font-name-asian="DejaVu Sans Mono" style:font-size-asian="10pt" style:font-name-complex="FreeSans" style:font-size-complex="10pt"/>
    </style:style>
    <style:style style:name="T16" style:family="text">
      <style:text-properties style:font-name="DejaVu Sans Mono" fo:font-size="10pt" fo:language="en" fo:country="none" officeooo:rsid="001a0724" style:font-name-asian="DejaVu Sans Mono" style:font-size-asian="10pt" style:font-name-complex="FreeSans" style:font-size-complex="10pt"/>
    </style:style>
    <style:style style:name="T17" style:family="text">
      <style:text-properties style:font-name=" ARWDMR+TimesNewRomanPSMT-Identity-H1" fo:font-size="12pt" style:font-size-asian="12pt"/>
    </style:style>
    <style:style style:name="T18" style:family="text">
      <style:text-properties style:font-name=" ARWDMR+TimesNewRomanPSMT-Identity-H1" fo:font-size="12pt" officeooo:rsid="001e2c37" style:font-size-asian="12pt"/>
    </style:style>
    <style:style style:name="T19" style:family="text">
      <style:text-properties officeooo:rsid="001ba9d2"/>
    </style:style>
    <style:style style:name="T20" style:family="text">
      <style:text-properties officeooo:rsid="001d91f4"/>
    </style:style>
    <style:style style:name="T21" style:family="text">
      <style:text-properties officeooo:rsid="001e2c37"/>
    </style:style>
    <style:style style:name="T22" style:family="text">
      <style:text-properties officeooo:rsid="001ecc2a"/>
    </style:style>
    <style:style style:name="T23" style:family="text">
      <style:text-properties fo:font-size="10pt" officeooo:rsid="001a0724" style:font-name-asian="DejaVu Sans Mono" style:font-size-asian="10pt" style:font-name-complex="FreeSans" style:font-size-complex="10pt"/>
    </style:style>
    <style:style style:name="T24" style:family="text">
      <style:text-properties fo:font-size="10pt" fo:language="en" fo:country="none" officeooo:rsid="001a0724" style:font-name-asian="DejaVu Sans Mono" style:font-size-asian="10pt" style:font-name-complex="FreeSans" style:font-size-complex="10pt"/>
    </style:style>
    <style:style style:name="T25" style:family="text">
      <style:text-properties officeooo:rsid="001a0724" style:font-name-asian="DejaVu Sans Mono" style:font-name-complex="Free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result_box1"/>Function code</text:p>
      <text:p text:style-name="P7"/>
      <text:p text:style-name="P7"/>
      <text:p text:style-name="P7"><text:bookmark text:name="result_box"/><text:span text:style-name="T1">0x03: </text:span>Read data from the device registers</text:p>
      <text:p text:style-name="P51"/>
      <text:p text:style-name="P7"><text:bookmark text:name="result_box2"/>Master packets</text:p>
      <text:p text:style-name="P5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bookmark text:name="result_box3"/><text:span text:style-name="T2">Starting structure</text:span></text:p>
          </table:table-cell>
          <table:table-cell table:style-name="Table1.B1" office:value-type="string">
            <text:p text:style-name="P1"><text:bookmark text:name="result_box4"/><text:span text:style-name="T2">Byte length of bus idle time</text:span></text:p>
          </table:table-cell>
        </table:table-row>
        <table:table-row>
          <table:table-cell table:style-name="Table1.A2" office:value-type="string">
            <text:p text:style-name="P1"><text:bookmark text:name="result_box5"/><text:span text:style-name="T2">From the device address</text:span></text:p>
          </table:table-cell>
          <table:table-cell table:style-name="Table1.B2" office:value-type="string">
            <text:p text:style-name="P1"><text:bookmark text:name="result_box6"/><text:span text:style-name="T3">1 </text:span><text:span text:style-name="T2">Bytes and the contents </text:span><text:span text:style-name="T3">0-0xff</text:span></text:p>
          </table:table-cell>
        </table:table-row>
        <table:table-row>
          <table:table-cell table:style-name="Table1.A2" office:value-type="string">
            <text:p text:style-name="P1"><text:bookmark text:name="result_box7"/><text:span text:style-name="T2">Function code</text:span></text:p>
          </table:table-cell>
          <table:table-cell table:style-name="Table1.B2" office:value-type="string">
            <text:p text:style-name="P3"><text:span text:style-name="T3">1 </text:span><text:span text:style-name="T2">Bytes and the contents </text:span><text:span text:style-name="T3">3</text:span></text:p>
          </table:table-cell>
        </table:table-row>
        <table:table-row>
          <table:table-cell table:style-name="Table1.A2" office:value-type="string">
            <text:p text:style-name="P1"><text:bookmark text:name="result_box8"/><text:span text:style-name="T2">Starting register address</text:span></text:p>
          </table:table-cell>
          <table:table-cell table:style-name="Table1.B2" office:value-type="string">
            <text:p text:style-name="P1"><text:bookmark text:name="result_box9"/><text:span text:style-name="T3">2 </text:span><text:span text:style-name="T2">Bytes, high byte first</text:span></text:p>
          </table:table-cell>
        </table:table-row>
        <table:table-row>
          <table:table-cell table:style-name="Table1.A2" office:value-type="string">
            <text:p text:style-name="P1"><text:bookmark text:name="result_box10"/><text:span text:style-name="T2">Number of registers</text:span></text:p>
          </table:table-cell>
          <table:table-cell table:style-name="Table1.B2" office:value-type="string">
            <text:p text:style-name="P58"><text:span text:style-name="T25">2 </text:span><text:bookmark text:name="result_box11"/><text:span text:style-name="T3">Bytes, high byte first</text:span></text:p>
          </table:table-cell>
        </table:table-row>
        <table:table-row>
          <table:table-cell table:style-name="Table1.A2" office:value-type="string">
            <text:p text:style-name="P10"><text:bookmark text:name="result_box13"/><text:span text:style-name="T9">CRC Checksum</text:span></text:p>
          </table:table-cell>
          <table:table-cell table:style-name="Table1.B2" office:value-type="string">
            <text:p text:style-name="P58"><text:span text:style-name="T25">2 </text:span><text:bookmark text:name="result_box14"/><text:span text:style-name="T3">Byte, low byte first</text:span></text:p>
          </table:table-cell>
        </table:table-row>
        <table:table-row>
          <table:table-cell table:style-name="Table1.A2" office:value-type="string">
            <text:p text:style-name="P1"><text:bookmark text:name="result_box15"/><text:span text:style-name="T2">The end of the structure</text:span></text:p>
          </table:table-cell>
          <table:table-cell table:style-name="Table1.B2" office:value-type="string">
            <text:p text:style-name="P58"><text:span text:style-name="T25">4 </text:span><text:bookmark text:name="result_box16"/><text:span text:style-name="T3">Byte length of bus idle time</text:span></text:p>
          </table:table-cell>
        </table:table-row>
      </table:table>
      <text:p text:style-name="P51"/>
      <text:p text:style-name="P51"/>
      <text:p text:style-name="P7"><text:bookmark text:name="result_box17"/>Response message from the station:</text:p>
      <text:p text:style-name="P7"/>
      <text:p text:style-name="P7"/>
      <text:p text:style-name="P7"><text:bookmark text:name="result_box18"/>Normal operation when</text:p>
      <text:p text:style-name="P5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<text:bookmark text:name="result_box19"/><text:span text:style-name="T2">Starting structure</text:span></text:p>
          </table:table-cell>
          <table:table-cell table:style-name="Table2.B1" office:value-type="string">
            <text:p text:style-name="P1"><text:bookmark text:name="result_box20"/><text:span text:style-name="T3">4 </text:span><text:span text:style-name="T2">Byte length of bus idle time</text:span></text:p>
          </table:table-cell>
        </table:table-row>
        <table:table-row>
          <table:table-cell table:style-name="Table2.A2" office:value-type="string">
            <text:p text:style-name="P1"><text:bookmark text:name="result_box21"/><text:span text:style-name="T2">From the device address</text:span></text:p>
          </table:table-cell>
          <table:table-cell table:style-name="Table2.B2" office:value-type="string">
            <text:p text:style-name="P1"><text:bookmark text:name="result_box22"/><text:span text:style-name="T3">1 </text:span><text:span text:style-name="T2">Bytes and the contents </text:span><text:span text:style-name="T3">0-0xff</text:span></text:p>
          </table:table-cell>
        </table:table-row>
        <table:table-row>
          <table:table-cell table:style-name="Table2.A2" office:value-type="string">
            <text:p text:style-name="P1"><text:bookmark text:name="result_box23"/><text:span text:style-name="T2">Function code</text:span></text:p>
          </table:table-cell>
          <table:table-cell table:style-name="Table2.B2" office:value-type="string">
            <text:p text:style-name="P58"><text:span text:style-name="T25">1 </text:span><text:bookmark text:name="result_box24"/><text:span text:style-name="T3">Bytes and the contents</text:span><text:span text:style-name="T9"> 3</text:span></text:p>
          </table:table-cell>
        </table:table-row>
        <table:table-row>
          <table:table-cell table:style-name="Table2.A2" office:value-type="string">
            <text:p text:style-name="P1"><text:bookmark text:name="result_box25"/><text:span text:style-name="T2">Data length</text:span></text:p>
          </table:table-cell>
          <table:table-cell table:style-name="Table2.B2" office:value-type="string">
            <text:p text:style-name="P58"><text:span text:style-name="T25">1 </text:span><text:bookmark text:name="result_box26"/><text:span text:style-name="T3">Bytes, the number of registers × 2</text:span></text:p>
          </table:table-cell>
        </table:table-row>
        <table:table-row>
          <table:table-cell table:style-name="Table2.A2" office:value-type="string">
            <text:p text:style-name="P1"><text:bookmark text:name="result_box27"/><text:span text:style-name="T2">Data</text:span></text:p>
          </table:table-cell>
          <table:table-cell table:style-name="Table2.B2" office:value-type="string">
            <text:p text:style-name="P1"><text:bookmark text:name="result_box28"/><text:span text:style-name="T2">The number of registers × 2 bytes, each data high byte first</text:span></text:p>
          </table:table-cell>
        </table:table-row>
        <table:table-row>
          <table:table-cell table:style-name="Table2.A2" office:value-type="string">
            <text:p text:style-name="P3"><text:span text:style-name="T3">CRC Checksum</text:span></text:p>
          </table:table-cell>
          <table:table-cell table:style-name="Table2.B2" office:value-type="string">
            <text:p text:style-name="P1"><text:bookmark text:name="result_box29"/><text:span text:style-name="T2">2 bytes, little endian</text:span></text:p>
          </table:table-cell>
        </table:table-row>
        <table:table-row>
          <table:table-cell table:style-name="Table2.A2" office:value-type="string">
            <text:p text:style-name="P1"><text:bookmark text:name="result_box30"/><text:span text:style-name="T2">The end of the structure</text:span></text:p>
          </table:table-cell>
          <table:table-cell table:style-name="Table2.B2" office:value-type="string">
            <text:p text:style-name="P1"><text:bookmark text:name="result_box31"/><text:span text:style-name="T2">4-byte length of bus idle time</text:span></text:p>
          </table:table-cell>
        </table:table-row>
      </table:table>
      <text:p text:style-name="P51"/>
      <text:p text:style-name="P51"/>
      <text:p text:style-name="P7"><text:bookmark text:name="result_box32"/>Abnormal operation</text:p>
      <text:p text:style-name="P51"/>
      <text:p text:style-name="P5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<text:span text:style-name="T2">Starting structure</text:span></text:p>
          </table:table-cell>
          <table:table-cell table:style-name="Table3.B1" office:value-type="string">
            <text:p text:style-name="P1"><text:span text:style-name="T3">4 </text:span><text:span text:style-name="T2">Byte length of bus idle time</text:span></text:p>
          </table:table-cell>
        </table:table-row>
        <table:table-row>
          <table:table-cell table:style-name="Table3.A2" office:value-type="string">
            <text:p text:style-name="P1"><text:span text:style-name="T2">From the device address</text:span></text:p>
          </table:table-cell>
          <table:table-cell table:style-name="Table3.B2" office:value-type="string">
            <text:p text:style-name="P1"><text:span text:style-name="T3">1 </text:span><text:span text:style-name="T2">Bytes and the contents </text:span><text:span text:style-name="T3">0-0xff</text:span></text:p>
          </table:table-cell>
        </table:table-row>
        <table:table-row>
          <table:table-cell table:style-name="Table3.A2" office:value-type="string">
            <text:p text:style-name="P4"><text:span text:style-name="T2">Function code</text:span></text:p>
          </table:table-cell>
          <table:table-cell table:style-name="Table3.B2" office:value-type="string">
            <text:p text:style-name="P1"><text:bookmark text:name="result_box33"/><text:span text:style-name="T2">1 byte, 0x83</text:span></text:p>
          </table:table-cell>
        </table:table-row>
        <table:table-row>
          <table:table-cell table:style-name="Table3.A2" office:value-type="string">
            <text:p text:style-name="P1"><text:bookmark text:name="result_box34"/><text:span text:style-name="T2">Data</text:span></text:p>
          </table:table-cell>
          <table:table-cell table:style-name="Table3.B2" office:value-type="string">
            <text:p text:style-name="P1"><text:bookmark text:name="result_box35"/><text:span text:style-name="T2">Error code, as shown in Table 8.3 Error Codes Table</text:span></text:p>
          </table:table-cell>
        </table:table-row>
        <table:table-row>
          <table:table-cell table:style-name="Table3.A2" office:value-type="string">
            <text:p text:style-name="P4"><text:span text:style-name="T3">CRC Checksum</text:span></text:p>
          </table:table-cell>
          <table:table-cell table:style-name="Table3.B2" office:value-type="string">
            <text:p text:style-name="P1"><text:span text:style-name="T2">2 bytes, little endian</text:span></text:p>
          </table:table-cell>
        </table:table-row>
        <table:table-row>
          <table:table-cell table:style-name="Table3.A2" office:value-type="string">
            <text:p text:style-name="P1"><text:span text:style-name="T2">The end of the structure</text:span></text:p>
          </table:table-cell>
          <table:table-cell table:style-name="Table3.B2" office:value-type="string">
            <text:p text:style-name="P1"><text:span text:style-name="T2">4-byte length of bus idle time</text:span></text:p>
          </table:table-cell>
        </table:table-row>
      </table:table>
      <text:p text:style-name="P51"/>
      <text:p text:style-name="P51"/>
      <text:p text:style-name="P51"/>
      <text:p text:style-name="P51"/>
      <text:p text:style-name="P52"><text:span text:style-name="T19">0x10 : </text:span><text:bookmark text:name="result_box36"/><text:span text:style-name="T4">Write data from the device registers</text:span></text:p>
      <text:p text:style-name="P52"><text:span text:style-name="T4"/></text:p>
      <text:p text:style-name="P8"><text:bookmark text:name="result_box37"/><text:span text:style-name="T19">Master packet:</text:span></text:p>
      <text:p text:style-name="P52"><text:span text:style-name="T4"/></text:p>
      <text:p text:style-name="P52"><text:soft-page-break/><text:span text:style-name="T4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"><text:span text:style-name="T2">Starting structure</text:span></text:p>
          </table:table-cell>
          <table:table-cell table:style-name="Table4.B1" office:value-type="string">
            <text:p text:style-name="P1"><text:span text:style-name="T3">4 </text:span><text:span text:style-name="T2">Byte length of bus idle time</text:span></text:p>
          </table:table-cell>
        </table:table-row>
        <table:table-row>
          <table:table-cell table:style-name="Table4.A2" office:value-type="string">
            <text:p text:style-name="P1"><text:span text:style-name="T2">From the device address</text:span></text:p>
          </table:table-cell>
          <table:table-cell table:style-name="Table4.B2" office:value-type="string">
            <text:p text:style-name="P1"><text:span text:style-name="T3">1 </text:span><text:span text:style-name="T2">Bytes and the contents </text:span><text:span text:style-name="T3">0-0xff</text:span></text:p>
          </table:table-cell>
        </table:table-row>
        <table:table-row>
          <table:table-cell table:style-name="Table4.A2" office:value-type="string">
            <text:p text:style-name="P1"><text:bookmark text:name="result_box38"/><text:span text:style-name="T2">Function code</text:span></text:p>
          </table:table-cell>
          <table:table-cell table:style-name="Table4.B2" office:value-type="string">
            <text:p text:style-name="P1"><text:bookmark text:name="result_box39"/><text:span text:style-name="T2">1 byte, 0x10</text:span></text:p>
          </table:table-cell>
        </table:table-row>
        <table:table-row>
          <table:table-cell table:style-name="Table4.A2" office:value-type="string">
            <text:p text:style-name="P1"><text:bookmark text:name="result_box40"/><text:span text:style-name="T2">Starting register address</text:span></text:p>
          </table:table-cell>
          <table:table-cell table:style-name="Table4.B2" office:value-type="string">
            <text:p text:style-name="P1"><text:bookmark text:name="result_box41"/><text:span text:style-name="T2">2 bytes, high byte first</text:span></text:p>
          </table:table-cell>
        </table:table-row>
        <table:table-row>
          <table:table-cell table:style-name="Table4.A2" office:value-type="string">
            <text:p text:style-name="P1"><text:bookmark text:name="result_box42"/><text:span text:style-name="T2">Number of registers</text:span></text:p>
          </table:table-cell>
          <table:table-cell table:style-name="Table4.B2" office:value-type="string">
            <text:p text:style-name="P1"><text:bookmark text:name="result_box43"/><text:span text:style-name="T2">2 bytes, high byte first</text:span></text:p>
          </table:table-cell>
        </table:table-row>
        <table:table-row>
          <table:table-cell table:style-name="Table4.A2" office:value-type="string">
            <text:p text:style-name="P1"><text:bookmark text:name="result_box44"/><text:span text:style-name="T2">Data length</text:span></text:p>
          </table:table-cell>
          <table:table-cell table:style-name="Table4.B2" office:value-type="string">
            <text:p text:style-name="P1"><text:bookmark text:name="result_box45"/><text:span text:style-name="T2">1 byte, the number of registers × 2</text:span></text:p>
          </table:table-cell>
        </table:table-row>
        <table:table-row>
          <table:table-cell table:style-name="Table4.A2" office:value-type="string">
            <text:p text:style-name="P1"><text:bookmark text:name="result_box46"/><text:span text:style-name="T2">Data</text:span></text:p>
          </table:table-cell>
          <table:table-cell table:style-name="Table4.B2" office:value-type="string">
            <text:p text:style-name="P1"><text:bookmark text:name="result_box47"/><text:span text:style-name="T2">The number of registers × 2 bytes, each data high byte first</text:span></text:p>
          </table:table-cell>
        </table:table-row>
        <table:table-row>
          <table:table-cell table:style-name="Table4.A2" office:value-type="string">
            <text:p text:style-name="P4"><text:span text:style-name="T3">CRC Checksum</text:span></text:p>
          </table:table-cell>
          <table:table-cell table:style-name="Table4.B2" office:value-type="string">
            <text:p text:style-name="P1"><text:bookmark text:name="result_box48"/><text:span text:style-name="T2">2 bytes, little endian</text:span></text:p>
          </table:table-cell>
        </table:table-row>
        <table:table-row>
          <table:table-cell table:style-name="Table4.A2" office:value-type="string">
            <text:p text:style-name="P1"><text:bookmark text:name="result_box49"/><text:span text:style-name="T2">The end of the structure</text:span></text:p>
          </table:table-cell>
          <table:table-cell table:style-name="Table4.B2" office:value-type="string">
            <text:p text:style-name="P1"><text:bookmark text:name="result_box50"/><text:span text:style-name="T2">4-byte length of bus idle time</text:span></text:p>
          </table:table-cell>
        </table:table-row>
      </table:table>
      <text:p text:style-name="P52"><text:span text:style-name="T4"/></text:p>
      <text:p text:style-name="P8"><text:span text:style-name="T4"/></text:p>
      <text:p text:style-name="P8"><text:bookmark text:name="result_box55"/><text:span text:style-name="T19">Response message from the station</text:span></text:p>
      <text:p text:style-name="P52"><text:span text:style-name="T4"/></text:p>
      <text:p text:style-name="P52"><text:span text:style-name="T4"/></text:p>
      <text:p text:style-name="P8"><text:bookmark text:name="result_box56"/>Normal operation when</text:p>
      <text:p text:style-name="P11"/>
      <text:p text:style-name="P52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<text:span text:style-name="T2">Starting structure</text:span></text:p>
          </table:table-cell>
          <table:table-cell table:style-name="Table5.B1" office:value-type="string">
            <text:p text:style-name="P4"><text:span text:style-name="T3">4 </text:span><text:span text:style-name="T2">Byte length of bus idle time</text:span></text:p>
          </table:table-cell>
        </table:table-row>
        <table:table-row>
          <table:table-cell table:style-name="Table5.A2" office:value-type="string">
            <text:p text:style-name="P4"><text:span text:style-name="T2">From the device address</text:span></text:p>
          </table:table-cell>
          <table:table-cell table:style-name="Table5.B2" office:value-type="string">
            <text:p text:style-name="P4"><text:span text:style-name="T3">1 </text:span><text:span text:style-name="T2">Bytes and the contents </text:span><text:span text:style-name="T3">0-0xff</text:span></text:p>
          </table:table-cell>
        </table:table-row>
        <table:table-row>
          <table:table-cell table:style-name="Table5.A2" office:value-type="string">
            <text:p text:style-name="P4"><text:span text:style-name="T2">Function code</text:span></text:p>
          </table:table-cell>
          <table:table-cell table:style-name="Table5.B2" office:value-type="string">
            <text:p text:style-name="P4"><text:bookmark text:name="result_box331"/><text:span text:style-name="T2">1 byte, 0x</text:span><text:span text:style-name="T4">10</text:span></text:p>
          </table:table-cell>
        </table:table-row>
        <table:table-row>
          <table:table-cell table:style-name="Table5.A2" office:value-type="string">
            <text:p text:style-name="P11"><text:bookmark text:name="result_box341"/><text:bookmark text:name="result_box51"/><text:span text:style-name="T2">Starting register address</text:span></text:p>
          </table:table-cell>
          <table:table-cell table:style-name="Table5.B2" office:value-type="string">
            <text:p text:style-name="P4"><text:bookmark text:name="result_box52"/><text:span text:style-name="T2">2 bytes, high byte first</text:span></text:p>
          </table:table-cell>
        </table:table-row>
        <table:table-row>
          <table:table-cell table:style-name="Table5.A2" office:value-type="string">
            <text:p text:style-name="P4"><text:bookmark text:name="result_box53"/><text:span text:style-name="T2">Number of registers</text:span></text:p>
          </table:table-cell>
          <table:table-cell table:style-name="Table5.B2" office:value-type="string">
            <text:p text:style-name="P4"><text:bookmark text:name="result_box54"/><text:span text:style-name="T2">2 bytes, high byte first</text:span></text:p>
          </table:table-cell>
        </table:table-row>
        <table:table-row>
          <table:table-cell table:style-name="Table5.A2" office:value-type="string">
            <text:p text:style-name="P4"><text:span text:style-name="T3">CRC Checksum</text:span></text:p>
          </table:table-cell>
          <table:table-cell table:style-name="Table5.B2" office:value-type="string">
            <text:p text:style-name="P4"><text:span text:style-name="T2">2 bytes, little endian</text:span></text:p>
          </table:table-cell>
        </table:table-row>
        <table:table-row>
          <table:table-cell table:style-name="Table5.A2" office:value-type="string">
            <text:p text:style-name="P4"><text:span text:style-name="T2">The end of the structure</text:span></text:p>
          </table:table-cell>
          <table:table-cell table:style-name="Table5.B2" office:value-type="string">
            <text:p text:style-name="P4"><text:span text:style-name="T2">4-byte length of bus idle time</text:span></text:p>
          </table:table-cell>
        </table:table-row>
      </table:table>
      <text:p text:style-name="P52"><text:span text:style-name="T4"/></text:p>
      <text:p text:style-name="P52"><text:span text:style-name="T4"/></text:p>
      <text:p text:style-name="P9">Abnormal operation</text:p>
      <text:p text:style-name="P53"/>
      <text:p text:style-name="P53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"><text:span text:style-name="T2">Starting structure</text:span></text:p>
          </table:table-cell>
          <table:table-cell table:style-name="Table6.B1" office:value-type="string">
            <text:p text:style-name="P5"><text:span text:style-name="T3">4 </text:span><text:span text:style-name="T2">Byte length of bus idle time</text:span></text:p>
          </table:table-cell>
        </table:table-row>
        <table:table-row>
          <table:table-cell table:style-name="Table6.A2" office:value-type="string">
            <text:p text:style-name="P5"><text:span text:style-name="T2">From the device address</text:span></text:p>
          </table:table-cell>
          <table:table-cell table:style-name="Table6.B2" office:value-type="string">
            <text:p text:style-name="P5"><text:span text:style-name="T3">1 </text:span><text:span text:style-name="T2">Bytes and the contents </text:span><text:span text:style-name="T3">0-0xff</text:span></text:p>
          </table:table-cell>
        </table:table-row>
        <table:table-row>
          <table:table-cell table:style-name="Table6.A2" office:value-type="string">
            <text:p text:style-name="P5"><text:span text:style-name="T2">Function code</text:span></text:p>
          </table:table-cell>
          <table:table-cell table:style-name="Table6.B2" office:value-type="string">
            <text:p text:style-name="P5"><text:bookmark text:name="result_box332"/><text:span text:style-name="T2">1 byte, 0x</text:span><text:span text:style-name="T5">90</text:span></text:p>
          </table:table-cell>
        </table:table-row>
        <table:table-row>
          <table:table-cell table:style-name="Table6.A2" office:value-type="string">
            <text:p text:style-name="P5"><text:bookmark text:name="result_box342"/><text:span text:style-name="T2">Data</text:span></text:p>
          </table:table-cell>
          <table:table-cell table:style-name="Table6.B2" office:value-type="string">
            <text:p text:style-name="P5"><text:bookmark text:name="result_box352"/><text:span text:style-name="T2">Error code, as shown in Table 8.3 Error Codes Table</text:span></text:p>
          </table:table-cell>
        </table:table-row>
        <table:table-row>
          <table:table-cell table:style-name="Table6.A2" office:value-type="string">
            <text:p text:style-name="P5"><text:span text:style-name="T3">CRC Checksum</text:span></text:p>
          </table:table-cell>
          <table:table-cell table:style-name="Table6.B2" office:value-type="string">
            <text:p text:style-name="P5"><text:span text:style-name="T2">2 bytes, little endian</text:span></text:p>
          </table:table-cell>
        </table:table-row>
        <table:table-row>
          <table:table-cell table:style-name="Table6.A2" office:value-type="string">
            <text:p text:style-name="P5"><text:span text:style-name="T2">The end of the structure</text:span></text:p>
          </table:table-cell>
          <table:table-cell table:style-name="Table6.B2" office:value-type="string">
            <text:p text:style-name="P5"><text:span text:style-name="T2">4-byte length of bus idle time</text:span></text:p>
          </table:table-cell>
        </table:table-row>
      </table:table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9"><text:bookmark text:name="result_box57"/><text:span text:style-name="T19">List of registers and floating-point value and the original value of the conversion formula</text:span></text:p>
      <text:p text:style-name="P53"><text:span text:style-name="T4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"><text:bookmark text:name="result_box58"/><text:span text:style-name="T2">Register address</text:span></text:p>
          </table:table-cell>
          <table:table-cell table:style-name="Table7.A1" office:value-type="string">
            <text:p text:style-name="P1"><text:bookmark text:name="result_box59"/><text:span text:style-name="T2">Number of</text:span></text:p>
          </table:table-cell>
          <table:table-cell table:style-name="Table7.A1" office:value-type="string">
            <text:p text:style-name="P1"><text:bookmark text:name="result_box60"/><text:span text:style-name="T2">Register contents</text:span></text:p>
          </table:table-cell>
          <table:table-cell table:style-name="Table7.A1" office:value-type="string">
            <text:p text:style-name="P1"><text:bookmark text:name="result_box61"/><text:span text:style-name="T2">Status</text:span></text:p>
          </table:table-cell>
          <table:table-cell table:style-name="Table7.E1" office:value-type="string">
            <text:p text:style-name="P1"><text:bookmark text:name="result_box62"/><text:span text:style-name="T2">The range of data</text:span></text:p>
          </table:table-cell>
        </table:table-row>
        <table:table-row>
          <table:table-cell table:style-name="Table7.A2" office:value-type="string">
            <text:p text:style-name="P12">0x0000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63"/><text:span text:style-name="T2">Module Model</text:span></text:p>
          </table:table-cell>
          <table:table-cell table:style-name="Table7.A2" office:value-type="string">
            <text:p text:style-name="P1"><text:bookmark text:name="result_box94"/><text:span text:style-name="T2">Read-only</text:span></text:p>
          </table:table-cell>
          <table:table-cell table:style-name="Table7.E2" office:value-type="string">
            <text:p text:style-name="P1"><text:bookmark text:name="result_box98"/><text:span text:style-name="T2">Module model configuration, for example, Such as: </text:span><text:span text:style-name="T7">MDIA</text:span></text:p>
          </table:table-cell>
        </table:table-row>
        <text:soft-page-break/>
        <table:table-row>
          <table:table-cell table:style-name="Table7.A2" office:value-type="string">
            <text:p text:style-name="P14">0x000<text:span text:style-name="T20">1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64"/><text:span text:style-name="T2">Module software version</text:span></text:p>
          </table:table-cell>
          <table:table-cell table:style-name="Table7.A2" office:value-type="string">
            <text:p text:style-name="P1"><text:bookmark text:name="result_box95"/><text:span text:style-name="T2">Read-only</text:span></text:p>
          </table:table-cell>
          <table:table-cell table:style-name="Table7.E2" office:value-type="string">
            <text:p text:style-name="P1"><text:bookmark text:name="result_box99"/><text:span text:style-name="T2">Such as 5.2, the high byte<text:line-break/>Major version, low byte times<text:line-break/>Version</text:span></text:p>
          </table:table-cell>
        </table:table-row>
        <table:table-row>
          <table:table-cell table:style-name="Table7.A2" office:value-type="string">
            <text:p text:style-name="P14">0x000<text:span text:style-name="T20">2</text:span></text:p>
          </table:table-cell>
          <table:table-cell table:style-name="Table7.A2" office:value-type="string">
            <text:p text:style-name="P56"><text:span text:style-name="T20">10</text:span></text:p>
          </table:table-cell>
          <table:table-cell table:style-name="Table7.A2" office:value-type="string">
            <text:p text:style-name="P1"><text:bookmark text:name="result_box65"/><text:span text:style-name="T2">Module name</text:span></text:p>
          </table:table-cell>
          <table:table-cell table:style-name="Table7.A2" office:value-type="string">
            <text:p text:style-name="P1"><text:bookmark text:name="result_box96"/><text:span text:style-name="T2">Read and write</text:span></text:p>
          </table:table-cell>
          <table:table-cell table:style-name="Table7.E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14">0x000<text:span text:style-name="T20">C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66"/><text:span text:style-name="T2">Module address</text:span></text:p>
          </table:table-cell>
          <table:table-cell table:style-name="Table7.A2" office:value-type="string">
            <text:p text:style-name="P1"><text:bookmark text:name="result_box97"/><text:span text:style-name="T2">Read and write</text:span></text:p>
          </table:table-cell>
          <table:table-cell table:style-name="Table7.E2" office:value-type="string">
            <text:p text:style-name="P12">0x0000<text:span text:style-name="T21">-</text:span>0x00FF</text:p>
          </table:table-cell>
        </table:table-row>
        <table:table-row>
          <table:table-cell table:style-name="Table7.A2" office:value-type="string">
            <text:p text:style-name="P12">0x0501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67"/><text:span text:style-name="T2">Analog value of channel 0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1"><text:bookmark text:name="result_box100"/><text:span text:style-name="T2">Read analog value</text:span></text:p>
          </table:table-cell>
        </table:table-row>
        <table:table-row>
          <table:table-cell table:style-name="Table7.A2" office:value-type="string">
            <text:p text:style-name="P14">0x050<text:span text:style-name="T20">2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68"/><text:span text:style-name="T2">Analog value of channel 0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1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3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69"/><text:span text:style-name="T2">Analog value of channel </text:span><text:span text:style-name="T6">1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2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4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0"/><text:span text:style-name="T2">Analog value of channel </text:span><text:span text:style-name="T6">1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3"/>Read analog value</text:p>
            <text:p text:style-name="P55"/>
          </table:table-cell>
        </table:table-row>
        <table:table-row table:style-name="Table7.10">
          <table:table-cell table:style-name="Table7.A2" office:value-type="string">
            <text:p text:style-name="P14">0x050<text:span text:style-name="T20">5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1"/><text:span text:style-name="T2">Analog value of channel </text:span><text:span text:style-name="T6">2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4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6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2"/><text:span text:style-name="T2">Analog value of channel </text:span><text:span text:style-name="T6">2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5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7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3"/><text:span text:style-name="T2">Analog value of channel </text:span><text:span text:style-name="T6">3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6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8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4"/><text:span text:style-name="T2">Analog value of channel </text:span><text:span text:style-name="T6">3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7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9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5"/><text:span text:style-name="T2">Analog value of channel </text:span><text:span text:style-name="T6">4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8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A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6"/><text:span text:style-name="T2">Analog value of channel </text:span><text:span text:style-name="T6">4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09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B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7"/><text:span text:style-name="T2">Analog value of channel </text:span><text:span text:style-name="T6">5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10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C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8"/><text:span text:style-name="T2">Analog value of channel </text:span><text:span text:style-name="T6">5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11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D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79"/><text:span text:style-name="T2">Analog value of channel </text:span><text:span text:style-name="T6">6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12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E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0"/><text:span text:style-name="T2">Analog value of channel </text:span><text:span text:style-name="T6">6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13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0<text:span text:style-name="T20">F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1"/><text:span text:style-name="T2">Analog value of channel </text:span><text:span text:style-name="T6">7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14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<text:span text:style-name="T20">1</text:span>0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2"/><text:span text:style-name="T2">Analog value of channel </text:span><text:span text:style-name="T6">7</text:span><text:span text:style-name="T2"> (2-byte floating-point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6"><text:bookmark text:name="result_box115"/>Read analog value</text:p>
            <text:p text:style-name="P55"/>
          </table:table-cell>
        </table:table-row>
        <table:table-row>
          <table:table-cell table:style-name="Table7.A2" office:value-type="string">
            <text:p text:style-name="P14">0x05<text:span text:style-name="T20">11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3"/><text:span text:style-name="T2">Analog channel 0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12">0x0000-0xFFFF</text:p>
          </table:table-cell>
        </table:table-row>
        <table:table-row>
          <table:table-cell table:style-name="Table7.A2" office:value-type="string">
            <text:p text:style-name="P14">0x05<text:span text:style-name="T20">12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4"/><text:span text:style-name="T2">Analog channel </text:span><text:span text:style-name="T7">1</text:span><text:span text:style-name="T2">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3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5"/><text:span text:style-name="T2">Analog channel </text:span><text:span text:style-name="T7">2</text:span><text:span text:style-name="T2">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4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6"/><text:span text:style-name="T2">Analog channel </text:span><text:span text:style-name="T7">3</text:span><text:span text:style-name="T2">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5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7"/><text:span text:style-name="T2">Analog channel </text:span><text:span text:style-name="T7">4</text:span><text:span text:style-name="T2"> input (raw </text:span><text:soft-page-break/><text:span text:style-name="T2">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6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8"/><text:span text:style-name="T2">Analog channel </text:span><text:span text:style-name="T7">5</text:span><text:span text:style-name="T2">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7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89"/><text:span text:style-name="T2">Analog channel </text:span><text:span text:style-name="T7">6</text:span><text:span text:style-name="T2">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8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90"/><text:span text:style-name="T2">Analog channel </text:span><text:span text:style-name="T7">7</text:span><text:span text:style-name="T2"> input (raw value)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44">0x0000-0xFFFF</text:p>
          </table:table-cell>
        </table:table-row>
        <table:table-row>
          <table:table-cell table:style-name="Table7.A2" office:value-type="string">
            <text:p text:style-name="P14">0x05<text:span text:style-name="T20">19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91"/><text:span text:style-name="T2">The DI0 the value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12">0x0000-0x0001</text:p>
          </table:table-cell>
        </table:table-row>
        <table:table-row>
          <table:table-cell table:style-name="Table7.A2" office:value-type="string">
            <text:p text:style-name="P14">0x05<text:span text:style-name="T20">1A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92"/><text:span text:style-name="T2">The DI</text:span><text:span text:style-name="T7">1</text:span><text:span text:style-name="T2"> the value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12">0x0000-0x0001</text:p>
          </table:table-cell>
        </table:table-row>
        <table:table-row>
          <table:table-cell table:style-name="Table7.A2" office:value-type="string">
            <text:p text:style-name="P14">0x05<text:span text:style-name="T20">1B</text:span></text:p>
          </table:table-cell>
          <table:table-cell table:style-name="Table7.A2" office:value-type="string">
            <text:p text:style-name="P56"><text:span text:style-name="T20">1</text:span></text:p>
          </table:table-cell>
          <table:table-cell table:style-name="Table7.A2" office:value-type="string">
            <text:p text:style-name="P1"><text:bookmark text:name="result_box93"/><text:span text:style-name="T2">The DI the value</text:span></text:p>
          </table:table-cell>
          <table:table-cell table:style-name="Table7.A2" office:value-type="string">
            <text:p text:style-name="P2"><text:span text:style-name="T2">Read-only</text:span></text:p>
          </table:table-cell>
          <table:table-cell table:style-name="Table7.E2" office:value-type="string">
            <text:p text:style-name="P12">0x0000-0x000<text:span text:style-name="T21">3</text:span></text:p>
          </table:table-cell>
        </table:table-row>
      </table:table>
      <text:p text:style-name="P53"><text:span text:style-name="T4"/></text:p>
      <text:p text:style-name="P53"><text:span text:style-name="T4"/></text:p>
      <text:p text:style-name="P9"><text:bookmark text:name="result_box116"/><text:span text:style-name="T19">DI status (register 0x051B):</text:span></text:p>
      <text:p text:style-name="P53"><text:span text:style-name="T4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"><text:bookmark text:name="result_box118"/><text:span text:style-name="T2">Data bit</text:span></text:p>
          </table:table-cell>
          <table:table-cell table:style-name="Table8.B1" office:value-type="string">
            <text:p text:style-name="P1"><text:bookmark text:name="result_box117"/><text:span text:style-name="T2">Meaning</text:span></text:p>
          </table:table-cell>
        </table:table-row>
        <table:table-row>
          <table:table-cell table:style-name="Table8.A2" office:value-type="string">
            <text:p text:style-name="P57"><text:span text:style-name="T22">1</text:span></text:p>
          </table:table-cell>
          <table:table-cell table:style-name="Table8.B2" office:value-type="string">
            <text:p text:style-name="P1"><text:bookmark text:name="result_box119"/><text:span text:style-name="T2">The state of the input channel 1, 0 is off, 1 is closed</text:span></text:p>
          </table:table-cell>
        </table:table-row>
        <table:table-row>
          <table:table-cell table:style-name="Table8.A2" office:value-type="string">
            <text:p text:style-name="P57"><text:span text:style-name="T22">0</text:span></text:p>
          </table:table-cell>
          <table:table-cell table:style-name="Table8.B2" office:value-type="string">
            <text:p text:style-name="P1"><text:bookmark text:name="result_box120"/><text:span text:style-name="T2">The state of the input channel </text:span><text:span text:style-name="T8">0</text:span><text:span text:style-name="T2">, 0 is off, 1 is closed</text:span></text:p>
          </table:table-cell>
        </table:table-row>
      </table:table>
      <text:p text:style-name="P5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 ARWDMR+TimesNewRomanPSMT-Identity-H1" svg:font-family="ARWDMR+TimesNewRomanPSMT-Identity-H" style:font-family-generic="roman"/>
    <style:font-face style:name=" XTGOBV+SimSun-Identity-H1" svg:font-family="XTGOBV+SimSun-Identity-H" style:font-family-generic="roman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 ARWDMR+TimesNewRomanPSMT-Identity-H" svg:font-family="ARWDMR+TimesNewRomanPSMT-Identity-H" style:font-family-generic="roman" style:font-pitch="variable"/>
    <style:font-face style:name=" XTGOBV+SimSun-Identity-H" svg:font-family="XTGOBV+SimSun-Identity-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FreeSan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0T23:27:31</dc:date>
    <dc:creator>Kiran_Nevaskar </dc:creator>
    <meta:generator>LibreOffice/4.0.2.2$Linux_x86 LibreOffice_project/400m0$Build-2</meta:generator>
    <meta:editing-duration>PT45M41S</meta:editing-duration>
    <meta:editing-cycles>3</meta:editing-cycles>
    <meta:document-statistic meta:table-count="8" meta:image-count="0" meta:object-count="0" meta:page-count="4" meta:paragraph-count="262" meta:word-count="828" meta:character-count="4723" meta:non-whitespace-character-count="4157"/>
  </office:meta>
</office:document-meta>
</file>